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393.1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o_resultsStac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cking</text:p>
          </table:table-cell>
          <table:table-cell office:value-type="string" calcext:value-type="string">
            <text:p>RADIUS = 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9243128862641" calcext:value-type="float">
            <text:p>0.999243128862641</text:p>
          </table:table-cell>
          <table:table-cell office:value-type="float" office:value="0.999853333333333" calcext:value-type="float">
            <text:p>0.999853333333333</text:p>
          </table:table-cell>
          <table:table-cell office:value-type="float" office:value="0.99954813796854" calcext:value-type="float">
            <text:p>0.99954813796854</text:p>
          </table:table-cell>
          <table:table-cell office:value-type="float" office:value="375000" calcext:value-type="float">
            <text:p>3750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5609362389023" calcext:value-type="float">
            <text:p>0.955609362389023</text:p>
          </table:table-cell>
          <table:table-cell office:value-type="float" office:value="0.806539509536785" calcext:value-type="float">
            <text:p>0.806539509536785</text:p>
          </table:table-cell>
          <table:table-cell office:value-type="float" office:value="0.874769117103805" calcext:value-type="float">
            <text:p>0.874769117103805</text:p>
          </table:table-cell>
          <table:table-cell office:value-type="float" office:value="1468" calcext:value-type="float">
            <text:p>1468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99099525059235" calcext:value-type="float">
            <text:p>0.999099525059235</text:p>
          </table:table-cell>
          <table:table-cell/>
        </table:table-row>
        <table:table-row table:style-name="ro1">
          <table:table-cell office:value-type="string" calcext:value-type="string">
            <text:p>macro</text:p>
          </table:table-cell>
          <table:table-cell office:value-type="string" calcext:value-type="string">
            <text:p>avg</text:p>
          </table:table-cell>
          <table:table-cell office:value-type="float" office:value="0.977426245625832" calcext:value-type="float">
            <text:p>0.977426245625832</text:p>
          </table:table-cell>
          <table:table-cell office:value-type="float" office:value="0.903196421435059" calcext:value-type="float">
            <text:p>0.903196421435059</text:p>
          </table:table-cell>
          <table:table-cell office:value-type="float" office:value="0.937158627536173" calcext:value-type="float">
            <text:p>0.937158627536173</text:p>
          </table:table-cell>
          <table:table-cell office:value-type="float" office:value="376468" calcext:value-type="float">
            <text:p>376468</text:p>
          </table:table-cell>
        </table:table-row>
        <table:table-row table:style-name="ro1">
          <table:table-cell office:value-type="string" calcext:value-type="string">
            <text:p>weighted</text:p>
          </table:table-cell>
          <table:table-cell office:value-type="string" calcext:value-type="string">
            <text:p>avg</text:p>
          </table:table-cell>
          <table:table-cell office:value-type="float" office:value="0.999072983274747" calcext:value-type="float">
            <text:p>0.999072983274747</text:p>
          </table:table-cell>
          <table:table-cell office:value-type="float" office:value="0.999099525059235" calcext:value-type="float">
            <text:p>0.999099525059235</text:p>
          </table:table-cell>
          <table:table-cell office:value-type="float" office:value="0.999061574428932" calcext:value-type="float">
            <text:p>0.999061574428932</text:p>
          </table:table-cell>
          <table:table-cell office:value-type="float" office:value="376468" calcext:value-type="float">
            <text:p>37646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4945" calcext:value-type="float">
            <text:p>37494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1184" calcext:value-type="float">
            <text:p>118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Kappa = </text:p>
          </table:table-cell>
          <table:table-cell office:value-type="float" office:value="0.874320500360796" calcext:value-type="float">
            <text:p>0.87432050036079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17:00:05.644000000</dc:date>
    <meta:editing-duration>PT9M39S</meta:editing-duration>
    <meta:editing-cycles>2</meta:editing-cycles>
    <meta:generator>Ultra_Office/6.2.3.2$Windows_x86 LibreOffice_project/</meta:generator>
    <meta:document-statistic meta:table-count="1" meta:cell-count="43" meta:object-count="0"/>
  </office:meta>
</office:document-meta>
</file>